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Consolas1" svg:font-family="Consolas, Monaco, 'Andale Mono', 'Ubuntu Mono', monospace"/>
    <style:font-face style:name="Lato" svg:font-family="Lato, proxima-nova, 'Helvetica Neue', Arial,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5b2b6" officeooo:paragraph-rsid="0005b2b6"/>
    </style:style>
    <style:style style:name="P2" style:family="paragraph" style:parent-style-name="Standard">
      <style:text-properties officeooo:rsid="0005b2b6" officeooo:paragraph-rsid="002b97c8"/>
    </style:style>
    <style:style style:name="P3" style:family="paragraph" style:parent-style-name="Standard">
      <style:text-properties officeooo:rsid="0005d94e" officeooo:paragraph-rsid="0005d94e"/>
    </style:style>
    <style:style style:name="P4" style:family="paragraph" style:parent-style-name="Standard">
      <style:text-properties officeooo:rsid="0007bbe1" officeooo:paragraph-rsid="0007bbe1"/>
    </style:style>
    <style:style style:name="P5" style:family="paragraph" style:parent-style-name="Standard">
      <style:text-properties officeooo:rsid="0009bf4f" officeooo:paragraph-rsid="0009bf4f"/>
    </style:style>
    <style:style style:name="P6" style:family="paragraph" style:parent-style-name="Standard">
      <style:text-properties officeooo:rsid="000abf9d" officeooo:paragraph-rsid="000abf9d"/>
    </style:style>
    <style:style style:name="P7" style:family="paragraph" style:parent-style-name="Standard">
      <style:text-properties officeooo:rsid="000c4094" officeooo:paragraph-rsid="000c4094"/>
    </style:style>
    <style:style style:name="P8" style:family="paragraph" style:parent-style-name="Standard">
      <style:text-properties officeooo:rsid="000e0300" officeooo:paragraph-rsid="000e0300"/>
    </style:style>
    <style:style style:name="P9" style:family="paragraph" style:parent-style-name="Standard">
      <style:text-properties officeooo:rsid="000e9efe" officeooo:paragraph-rsid="000e9efe"/>
    </style:style>
    <style:style style:name="P10" style:family="paragraph" style:parent-style-name="Standard">
      <style:text-properties officeooo:rsid="000f9585" officeooo:paragraph-rsid="000f9585"/>
    </style:style>
    <style:style style:name="P11" style:family="paragraph" style:parent-style-name="Standard">
      <style:text-properties officeooo:rsid="00114587" officeooo:paragraph-rsid="00114587"/>
    </style:style>
    <style:style style:name="P12" style:family="paragraph" style:parent-style-name="Standard">
      <style:text-properties officeooo:rsid="0011c2d4" officeooo:paragraph-rsid="0011c2d4"/>
    </style:style>
    <style:style style:name="P13" style:family="paragraph" style:parent-style-name="Standard">
      <style:text-properties officeooo:rsid="00139697" officeooo:paragraph-rsid="00139697"/>
    </style:style>
    <style:style style:name="P14" style:family="paragraph" style:parent-style-name="Standard">
      <style:text-properties officeooo:rsid="00166d12" officeooo:paragraph-rsid="00166d12"/>
    </style:style>
    <style:style style:name="P15" style:family="paragraph" style:parent-style-name="Standard">
      <style:text-properties officeooo:rsid="0018450f" officeooo:paragraph-rsid="0018450f"/>
    </style:style>
    <style:style style:name="P16" style:family="paragraph" style:parent-style-name="Standard">
      <style:text-properties officeooo:rsid="00185a47" officeooo:paragraph-rsid="00185a47"/>
    </style:style>
    <style:style style:name="P17" style:family="paragraph" style:parent-style-name="Standard">
      <style:text-properties officeooo:rsid="001a417f" officeooo:paragraph-rsid="001a417f"/>
    </style:style>
    <style:style style:name="P18" style:family="paragraph" style:parent-style-name="Standard">
      <style:text-properties officeooo:rsid="001a5a54" officeooo:paragraph-rsid="001a5a54"/>
    </style:style>
    <style:style style:name="P19" style:family="paragraph" style:parent-style-name="Standard">
      <style:text-properties officeooo:rsid="001cc20c" officeooo:paragraph-rsid="001cc20c"/>
    </style:style>
    <style:style style:name="P20" style:family="paragraph" style:parent-style-name="Standard">
      <style:text-properties officeooo:rsid="001d0601" officeooo:paragraph-rsid="001d0601"/>
    </style:style>
    <style:style style:name="P21" style:family="paragraph" style:parent-style-name="Standard">
      <style:text-properties officeooo:rsid="001e9556" officeooo:paragraph-rsid="001e9556"/>
    </style:style>
    <style:style style:name="P22" style:family="paragraph" style:parent-style-name="Standard">
      <style:text-properties officeooo:rsid="00205679" officeooo:paragraph-rsid="00205679"/>
    </style:style>
    <style:style style:name="P23" style:family="paragraph" style:parent-style-name="Standard">
      <style:text-properties officeooo:rsid="0021712f" officeooo:paragraph-rsid="0021712f"/>
    </style:style>
    <style:style style:name="P24" style:family="paragraph" style:parent-style-name="Standard">
      <style:text-properties fo:font-weight="bold" officeooo:rsid="0021712f" officeooo:paragraph-rsid="0021712f" style:font-weight-asian="bold" style:font-weight-complex="bold"/>
    </style:style>
    <style:style style:name="P25" style:family="paragraph" style:parent-style-name="Standard">
      <style:text-properties officeooo:rsid="00230be5" officeooo:paragraph-rsid="00230be5"/>
    </style:style>
    <style:style style:name="P26" style:family="paragraph" style:parent-style-name="Standard">
      <style:text-properties officeooo:rsid="002446b2" officeooo:paragraph-rsid="002446b2"/>
    </style:style>
    <style:style style:name="P27" style:family="paragraph" style:parent-style-name="Standard">
      <style:text-properties officeooo:rsid="00260724" officeooo:paragraph-rsid="00260724"/>
    </style:style>
    <style:style style:name="P28" style:family="paragraph" style:parent-style-name="Standard">
      <style:text-properties officeooo:rsid="002738d9" officeooo:paragraph-rsid="002738d9"/>
    </style:style>
    <style:style style:name="P29" style:family="paragraph" style:parent-style-name="Standard">
      <style:text-properties officeooo:rsid="00277faa" officeooo:paragraph-rsid="00277faa"/>
    </style:style>
    <style:style style:name="P30" style:family="paragraph" style:parent-style-name="Standard">
      <style:text-properties officeooo:rsid="00284dd8" officeooo:paragraph-rsid="00284dd8"/>
    </style:style>
    <style:style style:name="P31" style:family="paragraph" style:parent-style-name="Standard">
      <style:text-properties officeooo:rsid="002a2618" officeooo:paragraph-rsid="002a2618"/>
    </style:style>
    <style:style style:name="P32" style:family="paragraph" style:parent-style-name="Standard">
      <style:paragraph-properties fo:break-before="page"/>
      <style:text-properties officeooo:rsid="0021712f" officeooo:paragraph-rsid="0021712f"/>
    </style:style>
    <style:style style:name="P33" style:family="paragraph" style:parent-style-name="Standard">
      <style:paragraph-properties style:border-line-width-bottom="0.012cm 0.012cm 0.012cm" fo:padding="0.074cm" fo:border-left="none" fo:border-right="none" fo:border-top="none" fo:border-bottom="1.05pt double #000000" style:join-border="false"/>
      <style:text-properties officeooo:rsid="001cc20c" officeooo:paragraph-rsid="00185a47"/>
    </style:style>
    <style:style style:name="P34" style:family="paragraph" style:parent-style-name="Standard">
      <style:paragraph-properties style:border-line-width-bottom="0.012cm 0.012cm 0.012cm" fo:padding="0.074cm" fo:border-left="none" fo:border-right="none" fo:border-top="none" fo:border-bottom="1.05pt double #000000" style:join-border="false"/>
      <style:text-properties officeooo:rsid="001cc20c" officeooo:paragraph-rsid="001a5a54"/>
    </style:style>
    <style:style style:name="P35" style:family="paragraph" style:parent-style-name="Standard">
      <style:paragraph-properties fo:padding="0.074cm" fo:border-left="none" fo:border-right="none" fo:border-top="none" fo:border-bottom="0.99pt solid #000000" style:join-border="false"/>
      <style:text-properties officeooo:rsid="001cc20c" officeooo:paragraph-rsid="001cc20c"/>
    </style:style>
    <style:style style:name="P36" style:family="paragraph" style:parent-style-name="Standard">
      <style:paragraph-properties fo:padding="0.074cm" fo:border-left="none" fo:border-right="none" fo:border-top="none" fo:border-bottom="0.06pt solid #000000" style:join-border="false"/>
      <style:text-properties officeooo:rsid="001d0601" officeooo:paragraph-rsid="001d0601"/>
    </style:style>
    <style:style style:name="P37" style:family="paragraph" style:parent-style-name="Preformatted_20_Text">
      <style:text-properties officeooo:rsid="0005b2b6" officeooo:paragraph-rsid="0005b2b6"/>
    </style:style>
    <style:style style:name="P38" style:family="paragraph" style:parent-style-name="Preformatted_20_Text">
      <style:text-properties fo:font-variant="normal" fo:text-transform="none" fo:color="#1f1d1d" fo:font-size="10.5pt" fo:letter-spacing="normal" fo:font-style="normal" fo:font-weight="normal" officeooo:rsid="0005b2b6" officeooo:paragraph-rsid="0005b2b6"/>
    </style:style>
    <style:style style:name="P39" style:family="paragraph" style:parent-style-name="Preformatted_20_Text">
      <style:text-properties fo:font-variant="normal" fo:text-transform="none" fo:color="#404040" style:font-name="Consolas" fo:font-size="9pt" fo:letter-spacing="normal" fo:font-style="normal" fo:font-weight="normal" officeooo:rsid="0007bbe1" officeooo:paragraph-rsid="0007bbe1"/>
    </style:style>
    <style:style style:name="P40" style:family="paragraph" style:parent-style-name="Preformatted_20_Text">
      <style:text-properties fo:font-variant="normal" fo:text-transform="none" fo:color="#404040" style:font-name="Consolas" fo:font-size="9pt" fo:letter-spacing="normal" fo:font-style="normal" fo:font-weight="normal" officeooo:rsid="000abf9d" officeooo:paragraph-rsid="000abf9d"/>
    </style:style>
    <style:style style:name="P41" style:family="paragraph" style:parent-style-name="Preformatted_20_Text">
      <style:paragraph-properties fo:margin-top="0cm" fo:margin-bottom="0.499cm" loext:contextual-spacing="false" fo:line-height="150%" fo:text-align="start" style:justify-single-word="false" fo:orphans="2" fo:widows="2" fo:padding="0cm" fo:border="none"/>
    </style:style>
    <style:style style:name="P42" style:family="paragraph" style:parent-style-name="Preformatted_20_Text">
      <style:paragraph-properties fo:line-height="150%" fo:text-align="start" style:justify-single-word="false" fo:orphans="2" fo:widows="2" fo:padding="0cm" fo:border="none"/>
    </style:style>
    <style:style style:name="P43" style:family="paragraph" style:parent-style-name="Standard">
      <style:text-properties fo:font-variant="normal" fo:text-transform="none" fo:color="#404040" style:font-name="Lato" fo:font-size="12pt" fo:letter-spacing="normal" fo:font-style="normal" fo:font-weight="normal" officeooo:rsid="0009bf4f" officeooo:paragraph-rsid="0009bf4f"/>
    </style:style>
    <style:style style:name="P44" style:family="paragraph" style:parent-style-name="Standard">
      <style:text-properties fo:font-variant="normal" fo:text-transform="none" fo:color="#404040" style:font-name="Lato" fo:font-size="12pt" fo:letter-spacing="normal" fo:font-style="normal" fo:font-weight="normal" officeooo:rsid="000c4094" officeooo:paragraph-rsid="000c4094"/>
    </style:style>
    <style:style style:name="P45" style:family="paragraph" style:parent-style-name="Standard">
      <style:text-properties fo:font-variant="normal" fo:text-transform="none" fo:color="#404040" style:font-name="Lato" fo:font-size="12pt" fo:letter-spacing="normal" fo:font-style="normal" fo:font-weight="normal" officeooo:rsid="000abf9d" officeooo:paragraph-rsid="000abf9d"/>
    </style:style>
    <style:style style:name="P46" style:family="paragraph" style:parent-style-name="Standard">
      <style:text-properties fo:font-variant="normal" fo:text-transform="none" fo:color="#404040" style:font-name="Lato" fo:font-size="12pt" fo:letter-spacing="normal" fo:font-style="normal" fo:font-weight="normal" officeooo:rsid="000d6e8d" officeooo:paragraph-rsid="000d6e8d"/>
    </style:style>
    <style:style style:name="P47" style:family="paragraph" style:parent-style-name="Standard">
      <style:text-properties fo:font-variant="normal" fo:text-transform="none" fo:color="#404040" style:font-name="Lato" fo:font-size="12pt" fo:letter-spacing="normal" fo:font-style="normal" fo:font-weight="normal" officeooo:rsid="000f9585" officeooo:paragraph-rsid="000f9585"/>
    </style:style>
    <style:style style:name="P48" style:family="paragraph" style:parent-style-name="Standard">
      <style:text-properties fo:font-variant="normal" fo:text-transform="none" fo:color="#404040" style:font-name="Lato" fo:font-size="12pt" fo:letter-spacing="normal" fo:font-style="normal" fo:font-weight="normal" officeooo:rsid="000e0300" officeooo:paragraph-rsid="000e0300"/>
    </style:style>
    <style:style style:name="P49" style:family="paragraph" style:parent-style-name="Standard">
      <style:text-properties fo:font-variant="normal" fo:text-transform="none" fo:color="#404040" style:font-name="Lato" fo:font-size="12pt" fo:letter-spacing="normal" fo:font-style="normal" fo:font-weight="normal" officeooo:rsid="000e9efe" officeooo:paragraph-rsid="000e9efe"/>
    </style:style>
    <style:style style:name="P50" style:family="paragraph" style:parent-style-name="Standard">
      <style:text-properties fo:font-variant="normal" fo:text-transform="none" fo:color="#404040" style:font-name="Lato" fo:font-size="12pt" fo:letter-spacing="normal" fo:font-style="normal" fo:font-weight="normal" officeooo:rsid="00114587" officeooo:paragraph-rsid="00114587"/>
    </style:style>
    <style:style style:name="P51" style:family="paragraph" style:parent-style-name="Standard">
      <style:text-properties fo:font-variant="normal" fo:text-transform="none" fo:color="#404040" style:font-name="Lato" fo:font-size="12pt" fo:letter-spacing="normal" fo:font-style="normal" fo:font-weight="normal" officeooo:rsid="00114587" officeooo:paragraph-rsid="00114587" loext:padding="0cm" loext:border="none"/>
    </style:style>
    <style:style style:name="P52" style:family="paragraph" style:parent-style-name="Standard">
      <style:text-properties fo:font-variant="normal" fo:text-transform="none" fo:color="#404040" style:font-name="Lato" fo:font-size="12pt" fo:letter-spacing="normal" fo:font-style="normal" fo:font-weight="normal" officeooo:rsid="0011c2d4" officeooo:paragraph-rsid="0011c2d4" loext:padding="0cm" loext:border="none"/>
    </style:style>
    <style:style style:name="P53" style:family="paragraph" style:parent-style-name="Standard">
      <style:text-properties fo:font-variant="normal" fo:text-transform="none" fo:color="#404040" style:font-name="Lato" fo:font-size="12pt" fo:letter-spacing="normal" fo:font-style="normal" fo:font-weight="normal" officeooo:rsid="00139697" officeooo:paragraph-rsid="00139697" loext:padding="0cm" loext:border="none"/>
    </style:style>
    <style:style style:name="P54" style:family="paragraph" style:parent-style-name="Standard">
      <style:text-properties fo:font-variant="normal" fo:text-transform="none" fo:color="#404040" style:font-name="Lato" fo:font-size="12pt" fo:letter-spacing="normal" fo:font-style="normal" fo:font-weight="normal" officeooo:rsid="00147b70" officeooo:paragraph-rsid="00147b70" loext:padding="0cm" loext:border="none"/>
    </style:style>
    <style:style style:name="P55" style:family="paragraph" style:parent-style-name="Standard">
      <style:text-properties fo:font-variant="normal" fo:text-transform="none" fo:color="#404040" style:font-name="Lato" fo:font-size="12pt" fo:letter-spacing="normal" fo:font-style="normal" fo:font-weight="normal" officeooo:rsid="00166d12" officeooo:paragraph-rsid="00166d12" loext:padding="0cm" loext:border="none"/>
    </style:style>
    <style:style style:name="T1" style:family="text">
      <style:text-properties fo:font-variant="normal" fo:text-transform="none" fo:color="#dd4a68" style:font-name="Consolas1" fo:letter-spacing="normal" fo:font-style="normal" fo:font-weight="normal" loext:padding="0cm" loext:border="none"/>
    </style:style>
    <style:style style:name="T2" style:family="text">
      <style:text-properties fo:font-variant="normal" fo:text-transform="none" fo:color="#37474f" style:font-name="Consolas1" fo:letter-spacing="normal" fo:font-style="normal" fo:font-weight="normal" loext:padding="0cm" loext:border="none"/>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font-name="Lato" fo:font-size="12pt" fo:letter-spacing="normal" fo:font-style="normal" fo:font-weight="normal" officeooo:rsid="000f9585"/>
    </style:style>
    <style:style style:name="T5" style:family="text">
      <style:text-properties fo:font-variant="normal" fo:text-transform="none" fo:color="#404040" style:font-name="Lato" fo:font-size="12pt" fo:letter-spacing="normal" fo:font-style="normal" fo:font-weight="normal" loext:padding="0cm" loext:border="none"/>
    </style:style>
    <style:style style:name="T6" style:family="text">
      <style:text-properties fo:font-variant="normal" fo:text-transform="none" fo:color="#404040" style:font-name="Lato" fo:font-size="12pt" fo:letter-spacing="normal" fo:font-style="normal" fo:font-weight="bold"/>
    </style:style>
    <style:style style:name="T7" style:family="text">
      <style:text-properties fo:font-variant="normal" fo:text-transform="none" fo:color="#404040" fo:letter-spacing="normal"/>
    </style:style>
    <style:style style:name="T8" style:family="text">
      <style:text-properties officeooo:rsid="0009bf4f"/>
    </style:style>
    <style:style style:name="T9" style:family="text">
      <style:text-properties officeooo:rsid="002738d9"/>
    </style:style>
    <style:style style:name="T10" style:family="text">
      <style:text-properties officeooo:rsid="0029fbc3"/>
    </style:style>
    <style:style style:name="T11" style:family="text">
      <style:text-properties officeooo:rsid="002b97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 install Python-pip-Django</text:p>
      <text:p text:style-name="P1"/>
      <text:p text:style-name="P1">pour voir les versions de python :</text:p>
      <text:p text:style-name="P1">which python</text:p>
      <text:p text:style-name="P1"/>
      <text:p text:style-name="P1">Pour voir la liste : </text:p>
      <text:p text:style-name="P37"><text:span text:style-name="Source_20_Text"><text:span text:style-name="T1">ls</text:span></text:span><text:span text:style-name="Source_20_Text"><text:span text:style-name="T2"> -ls /usr/bin/python*</text:span></text:span></text:p>
      <text:p text:style-name="P1"/>
      <text:p text:style-name="P1">Pour installer python il faut mettre à jour une liste de paquets pour linux ubuntu : </text:p>
      <text:p text:style-name="P37"><text:span text:style-name="Source_20_Text"><text:span text:style-name="T1">sudo</text:span></text:span><text:span text:style-name="Source_20_Text"><text:span text:style-name="T2"> add-apt-repository ppa:deadsnakes/ppa</text:span></text:span></text:p>
      <text:p text:style-name="P42"><text:span text:style-name="Source_20_Text"><text:span text:style-name="T1">sudo</text:span></text:span><text:span text:style-name="Source_20_Text"><text:span text:style-name="T2"> </text:span></text:span><text:span text:style-name="Source_20_Text"><text:span text:style-name="T1">apt-get</text:span></text:span><text:span text:style-name="Source_20_Text"><text:span text:style-name="T2"> update</text:span></text:span></text:p>
      <text:p text:style-name="P41"><text:span text:style-name="Source_20_Text"><text:span text:style-name="T1">sudo</text:span></text:span><text:span text:style-name="Source_20_Text"><text:span text:style-name="T2"> </text:span></text:span><text:span text:style-name="Source_20_Text"><text:span text:style-name="T1">apt-get</text:span></text:span><text:span text:style-name="Source_20_Text"><text:span text:style-name="T2"> </text:span></text:span><text:span text:style-name="Source_20_Text"><text:span text:style-name="T1">install</text:span></text:span><text:span text:style-name="Source_20_Text"><text:span text:style-name="T2"> python3.7</text:span></text:span></text:p>
      <text:p text:style-name="P1">Autre façon : <text:a xlink:type="simple" xlink:href="https://tecadmin.net/install-python-3-7-on-ubuntu-linuxmint/" text:style-name="Internet_20_link" text:visited-style-name="Visited_20_Internet_20_Link">https://tecadmin.net/install-python-3-7-on-ubuntu-linuxmint/</text:a></text:p>
      <text:p text:style-name="P1"/>
      <text:p text:style-name="P1"/>
      <text:p text:style-name="P1">Pour checker la version de python : </text:p>
      <text:p text:style-name="P1">pyhton –version</text:p>
      <text:p text:style-name="P2">python3 –version<text:span text:style-name="T11">ath - Matches any non-empty string, including the path separator, '/'. This allows you to match against a complete URL path rather than just a segment of a URL path as with str.</text:span></text:p>
      <text:p text:style-name="P1">python3 -V</text:p>
      <text:p text:style-name="P1">python3.7 -V</text:p>
      <text:p text:style-name="P1">ou python3.7 –version</text:p>
      <text:p text:style-name="P1"/>
      <text:p text:style-name="P1"/>
      <text:p text:style-name="P1">to install pip : </text:p>
      <text:p text:style-name="P38">curl "https://bootstrap.pypa.io/get-pip.py" -o "get-pip.py"</text:p>
      <text:p text:style-name="P38">(sudo) python3.7 get-pip.py</text:p>
      <text:p text:style-name="P1"/>
      <text:p text:style-name="P1">Check the version : </text:p>
      <text:p text:style-name="P1">pip -V</text:p>
      <text:p text:style-name="P1"/>
      <text:p text:style-name="P1">Help : pip --help</text:p>
      <text:p text:style-name="P1">Check the packages of python :</text:p>
      <text:p text:style-name="P1">pip freeze</text:p>
      <text:p text:style-name="P1">pip list</text:p>
      <text:p text:style-name="P1"/>
      <text:p text:style-name="P1">if using conda or miniconda : </text:p>
      <text:p text:style-name="P1">conda list</text:p>
      <text:p text:style-name="P1"/>
      <text:p text:style-name="P1">to install packages with pip : </text:p>
      <text:p text:style-name="P1">pip install pacakge-name</text:p>
      <text:p text:style-name="P1">pip uninstall package-name</text:p>
      <text:p text:style-name="P1"/>
      <text:p text:style-name="P3">Pip can also take the input from a file for the number of packages to install for a specific application. Add all the required packages name with their version with a properly formatted file like requirements.txt file and execute the following command:</text:p>
      <text:p text:style-name="P3"/>
      <text:p text:style-name="P3">$ pip install -r requirements.txt</text:p>
      <text:p text:style-name="P3"/>
      <text:p text:style-name="P3"/>
      <text:p text:style-name="P3"/>
      <text:p text:style-name="P4"><text:soft-page-break/>MIEUX : créer un environnement virtuel pour une gestion indépendante des versions des paquets/dépendances : <text:span text:style-name="T8">installer virtualenv mais utiliser virtualenvwrapper (en-dessous dans la doc) pour manager différents virtualenv</text:span></text:p>
      <text:p text:style-name="P4"/>
      <text:p text:style-name="P39">$ [sudo] pip install virtualenv</text:p>
      <text:p text:style-name="P40">ou avec pip3</text:p>
      <text:p text:style-name="P4"/>
      <text:p text:style-name="P5">Virtualenv has one basic command:</text:p>
      <text:p text:style-name="P5"/>
      <text:p text:style-name="P5">$ virtualenv ENV</text:p>
      <text:p text:style-name="P5"/>
      <text:p text:style-name="P5">Where ENV is a directory to place the new virtual environment. It has a number of usual effects (modifiable by many Options):</text:p>
      <text:p text:style-name="P5"/>
      <text:p text:style-name="P5">ENV/lib/ and ENV/include/ are created, containing supporting library files for a new virtualenv python. Packages installed in this environment will live under ENV/lib/pythonX.X/site-packages/.</text:p>
      <text:p text:style-name="P5">ENV/bin is created, where executables live - noticeably a new python. Thus running a script with #! /path/to/ENV/bin/python would run that script under this virtualenv’s python.</text:p>
      <text:p text:style-name="P5">The crucial packages pip and setuptools are installed, which allow other packages to be easily installed to the environment. This associated pip can be run from ENV/bin/pip.</text:p>
      <text:p text:style-name="P5"/>
      <text:p text:style-name="P5"><text:span text:style-name="T3">In a newly created virtualenv there will also be a </text:span><text:span text:style-name="Strong_20_Emphasis"><text:span text:style-name="T6">activate</text:span></text:span><text:span text:style-name="T7"> </text:span><text:span text:style-name="T3">shell script. </text:span></text:p>
      <text:p text:style-name="P43">On Posix systems, this resides in /ENV/bin/, so you can run:</text:p>
      <text:p text:style-name="P43"/>
      <text:p text:style-name="P43">$ source bin/activate</text:p>
      <text:p text:style-name="P43">To undo these changes to your path (and prompt), just run:</text:p>
      <text:p text:style-name="P43"/>
      <text:p text:style-name="P43">$ deactivate</text:p>
      <text:p text:style-name="P43"/>
      <text:p text:style-name="P43">Removing a virtual environment is simply done by deactivating it and deleting the environment folder with all its contents:</text:p>
      <text:p text:style-name="P43"/>
      <text:p text:style-name="P43">(ENV)$ deactivate</text:p>
      <text:p text:style-name="P43">$ rm -r /path/to/ENV</text:p>
      <text:p text:style-name="P43"/>
      <text:p text:style-name="P43"/>
      <text:p text:style-name="P5"><text:span text:style-name="T3">doc of virtualenv : </text:span><text:a xlink:type="simple" xlink:href="https://virtualenv.pypa.io/en/stable/reference/" text:style-name="Internet_20_link" text:visited-style-name="Visited_20_Internet_20_Link">https://virtualenv.pypa.io/en/stable/reference/</text:a></text:p>
      <text:p text:style-name="P43"/>
      <text:p text:style-name="P43"/>
      <text:p text:style-name="P43">To manage different virtualenv, install virtualenvwrapper : </text:p>
      <text:p text:style-name="P7"><text:a xlink:type="simple" xlink:href="https://virtualenvwrapper.readthedocs.io/en/latest/install.html#python-versions" text:style-name="Internet_20_link" text:visited-style-name="Visited_20_Internet_20_Link"><text:span text:style-name="T3">https://virtualenvwrapper.readthedocs.io/en/latest/install.html#python-versions</text:span></text:a></text:p>
      <text:p text:style-name="P44"/>
      <text:p text:style-name="P43">$ pip install virtualenvwrapper</text:p>
      <text:p text:style-name="P45">ou sudo pip3 install virtuaenvwrapper</text:p>
      <text:p text:style-name="P43">$ export WORKON_HOME=~/Envs</text:p>
      <text:p text:style-name="P43">$ mkdir -p $WORKON_HOME</text:p>
      <text:p text:style-name="P45">$ export VIRTUALENVWRAPPER_PYTHON=/usr/bin/python3.7</text:p>
      <text:p text:style-name="P43">$ source /usr/local/bin/virtualenvwrapper.sh</text:p>
      <text:p text:style-name="P43">$ mkvirtualenv &lt;env_name&gt;<text:line-break/></text:p>
      <text:p text:style-name="P43"/>
      <text:p text:style-name="P44">commands : </text:p>
      <text:p text:style-name="P44"><text:soft-page-break/>workon : </text:p>
      <text:p text:style-name="P44">lsvirtualenv : list all of the environments</text:p>
      <text:p text:style-name="P44">showvirtualenv [env_name] : show the deatils for a single virtualenv</text:p>
      <text:p text:style-name="P44">rmvirtualenv [env_name]: remove an environment in the WORKON_HOME</text:p>
      <text:p text:style-name="P44"/>
      <text:p text:style-name="P46">to uninstall virtualenvwrapper : </text:p>
      <text:p text:style-name="P46">sudo pip3 uninstall virtualenvwrapper</text:p>
      <text:p text:style-name="P46"/>
      <text:p text:style-name="P46"/>
      <text:p text:style-name="P6"><text:span text:style-name="T3">AUTRE PACKAGE ET ENV MANAGER : ANACONDA </text:span><text:span text:style-name="T4">distribution</text:span></text:p>
      <text:p text:style-name="P47">use conda instead of pip</text:p>
      <text:p text:style-name="P47">and can use virtualenv</text:p>
      <text:p text:style-name="P47"/>
      <text:p text:style-name="P45"/>
      <text:p text:style-name="P8"><text:a xlink:type="simple" xlink:href="http://felipegalvao.com.br/blog/2017/01/03/creating-development-environments-and-installing-django-with-anaconda/" text:style-name="Internet_20_link" text:visited-style-name="Visited_20_Internet_20_Link"><text:span text:style-name="T3">http://felipegalvao.com.br/blog/2017/01/03/creating-development-environments-and-installing-django-with-anaconda/</text:span></text:a></text:p>
      <text:p text:style-name="P48"/>
      <text:p text:style-name="P9"><text:a xlink:type="simple" xlink:href="http://felipegalvao.com.br/blog/2016/02/16/data-science-with-python-starting-installation-of-the-required/" text:style-name="Internet_20_link" text:visited-style-name="Visited_20_Internet_20_Link"><text:span text:style-name="T3">http://felipegalvao.com.br/blog/2016/02/16/data-science-with-python-starting-installation-of-the-required/</text:span></text:a></text:p>
      <text:p text:style-name="P49"/>
      <text:p text:style-name="P49"/>
      <text:p text:style-name="P47">pip or Pyenv (similar to rbenv) or virtualenv or anaconda : </text:p>
      <text:p text:style-name="P10"><text:a xlink:type="simple" xlink:href="https://stackoverflow.com/questions/38217545/what-is-the-difference-between-pyenv-virtualenv-anaconda" text:style-name="Internet_20_link" text:visited-style-name="Visited_20_Internet_20_Link"><text:span text:style-name="T3">https://stackoverflow.com/questions/38217545/what-is-the-difference-between-pyenv-virtualenv-anaconda</text:span></text:a></text:p>
      <text:p text:style-name="P47"/>
      <text:p text:style-name="P47"/>
      <text:p text:style-name="P10"><text:a xlink:type="simple" xlink:href="https://conda.io/docs/commands.html#conda-vs-pip-vs-virtualenv-commands" text:style-name="Internet_20_link" text:visited-style-name="Visited_20_Internet_20_Link"><text:span text:style-name="T3">https://conda.io/docs/commands.html#conda-vs-pip-vs-virtualenv-commands</text:span></text:a></text:p>
      <text:p text:style-name="P47"/>
      <text:p text:style-name="P47"/>
      <text:p text:style-name="P47"/>
      <text:p text:style-name="P50">To install anaconda3 : </text:p>
      <text:p text:style-name="P50">download source : </text:p>
      <text:p text:style-name="P11"><text:a xlink:type="simple" xlink:href="https://www.anaconda.com/download/#linux" text:style-name="Internet_20_link" text:visited-style-name="Visited_20_Internet_20_Link"><text:span text:style-name="T3">https://www.anaconda.com/download/#linux</text:span></text:a></text:p>
      <text:p text:style-name="P50"/>
      <text:p text:style-name="P50">note the path and filename downloaded</text:p>
      <text:p text:style-name="P11"><text:span text:style-name="T3">verify that file is correct : </text:span><text:span text:style-name="T5">md5sum /path/filename</text:span></text:p>
      <text:p text:style-name="P51">verify that you get the same hash number as here : </text:p>
      <text:p text:style-name="P11"><text:a xlink:type="simple" xlink:href="https://docs.anaconda.com/anaconda/install/hashes/" text:style-name="Internet_20_link" text:visited-style-name="Visited_20_Internet_20_Link"><text:span text:style-name="T5">https://docs.anaconda.com/anaconda/install/hashes/</text:span></text:a></text:p>
      <text:p text:style-name="P51"/>
      <text:p text:style-name="P51">then launch the installer : </text:p>
      <text:p text:style-name="P51">bash path/filename</text:p>
      <text:p text:style-name="P51"/>
      <text:p text:style-name="P51"/>
      <text:p text:style-name="P51"/>
      <text:p text:style-name="P51">Close and open your terminal window for the installation to take effect, or you can enter the command source ~/.bashrc</text:p>
      <text:p text:style-name="P51"/>
      <text:p text:style-name="P51">After your install is complete, verify it by opening Anaconda Navigator, a program that is included with Anaconda: Open a Terminal window and type anaconda-navigator</text:p>
      <text:p text:style-name="P51"/>
      <text:p text:style-name="P51"/>
      <text:p text:style-name="P52"><text:soft-page-break/>to uninstall anaconda : </text:p>
      <text:p text:style-name="P52">rm -rf path_to_anaconda_folder</text:p>
      <text:p text:style-name="P52"/>
      <text:p text:style-name="P12"><text:a xlink:type="simple" xlink:href="https://conda.io/docs/user-guide/install/linux.html" text:style-name="Internet_20_link" text:visited-style-name="Visited_20_Internet_20_Link"><text:span text:style-name="T5">https://conda.io/docs/user-guide/install/linux.html</text:span></text:a></text:p>
      <text:p text:style-name="P52"/>
      <text:p text:style-name="P52"/>
      <text:p text:style-name="P52"/>
      <text:p text:style-name="P53">then </text:p>
      <text:p text:style-name="P13"><text:a xlink:type="simple" xlink:href="http://docs.anaconda.com/anaconda/user-guide/getting-started/" text:style-name="Internet_20_link" text:visited-style-name="Visited_20_Internet_20_Link"><text:span text:style-name="T5">http://docs.anaconda.com/anaconda/user-guide/getting-started/</text:span></text:a></text:p>
      <text:p text:style-name="P53"/>
      <text:p text:style-name="P53">or </text:p>
      <text:p text:style-name="P53"/>
      <text:p text:style-name="P53">Start Python</text:p>
      <text:p text:style-name="P53">At Anaconda Prompt (Terminal on Linux or macOS), type python and press Enter.</text:p>
      <text:p text:style-name="P53"/>
      <text:p text:style-name="P53">The &gt;&gt;&gt; means you are in Python.</text:p>
      <text:p text:style-name="P53">To exit : type exit()</text:p>
      <text:p text:style-name="P53"/>
      <text:p text:style-name="P53"/>
      <text:p text:style-name="P53"/>
      <text:p text:style-name="P54">USING CONDA<text:line-break/></text:p>
      <text:p text:style-name="P54">To verify conda is installed</text:p>
      <text:p text:style-name="P54">conda –version</text:p>
      <text:p text:style-name="P54"/>
      <text:p text:style-name="P54">Update conda to the current version. Type the following:</text:p>
      <text:p text:style-name="P54">conda update conda</text:p>
      <text:p text:style-name="P54"/>
      <text:p text:style-name="P54"/>
      <text:p text:style-name="P54">Conda allows you to to create separate environments containing files, packages and their dependencies that will not interact with other environments.</text:p>
      <text:p text:style-name="P54"/>
      <text:p text:style-name="P54">When you begin using conda, you already have a default environment named base. You don’t want to put programs into your base environment, though. Create separate environments to keep your programs isolated from each other.</text:p>
      <text:p text:style-name="P54"/>
      <text:p text:style-name="P54"/>
      <text:p text:style-name="P55">Create a new environment and install a package in it.</text:p>
      <text:p text:style-name="P55"/>
      <text:p text:style-name="P55">We will name the environment snowflakes and install the package BioPython. At the Anaconda Prompt or in your Terminal window, type the following:</text:p>
      <text:p text:style-name="P55"/>
      <text:p text:style-name="P55">conda create --name snowflakes biopython</text:p>
      <text:p text:style-name="P55"/>
      <text:p text:style-name="P55">Create a new environment named “snakes” that contains Python 3.5:</text:p>
      <text:p text:style-name="P55"/>
      <text:p text:style-name="P55">conda create --name snakes python=3.5</text:p>
      <text:p text:style-name="P55"/>
      <text:p text:style-name="P55"/>
      <text:p text:style-name="P55">To use, or “activate” the new environment, type the following:</text:p>
      <text:p text:style-name="P14"><text:soft-page-break/>source activate snowflakes</text:p>
      <text:p text:style-name="P14"/>
      <text:p text:style-name="P14">To see a list of all your environments, type:</text:p>
      <text:p text:style-name="P14"/>
      <text:p text:style-name="P14">conda info –envs</text:p>
      <text:p text:style-name="P14">Change your current environment back to the default (base):</text:p>
      <text:p text:style-name="P14">source deactivate</text:p>
      <text:p text:style-name="P14"/>
      <text:p text:style-name="P14"/>
      <text:p text:style-name="P14"/>
      <text:p text:style-name="P14">to install packages :</text:p>
      <text:p text:style-name="P14"/>
      <text:p text:style-name="P14">Check to see if a package you have not installed named “beautifulsoup4” is available from the Anaconda repository (must be connected to the Internet):</text:p>
      <text:p text:style-name="P14"/>
      <text:p text:style-name="P14">conda search beautifulsoup4</text:p>
      <text:p text:style-name="P14"/>
      <text:p text:style-name="P14">Install this package into the current environment:</text:p>
      <text:p text:style-name="P14"/>
      <text:p text:style-name="P14">conda install beautifulsoup4</text:p>
      <text:p text:style-name="P14"/>
      <text:p text:style-name="P14"/>
      <text:p text:style-name="P14">Check to see if the newly installed program is in this environment:</text:p>
      <text:p text:style-name="P14"/>
      <text:p text:style-name="P14">conda list</text:p>
      <text:p text:style-name="P14"/>
      <text:p text:style-name="P14"/>
      <text:p text:style-name="P14"/>
      <text:p text:style-name="P14">To create an environment:</text:p>
      <text:p text:style-name="P14"/>
      <text:p text:style-name="P14">conda create --name myenv</text:p>
      <text:p text:style-name="P14">NOTE: Replace myenv with the environment name.</text:p>
      <text:p text:style-name="P14"/>
      <text:p text:style-name="P14">When conda asks you to proceed, type y:</text:p>
      <text:p text:style-name="P14"/>
      <text:p text:style-name="P14">proceed ([y]/n)?</text:p>
      <text:p text:style-name="P14">This creates the myenv environment in /envs/. This environment uses the same version of Python that you are currently using, because you did not specify a version.</text:p>
      <text:p text:style-name="P14"/>
      <text:p text:style-name="P14">To create an environment with a specific version of Python:</text:p>
      <text:p text:style-name="P14"/>
      <text:p text:style-name="P14">conda create -n myenv python=3.4</text:p>
      <text:p text:style-name="P14">To create an environment with a specific package:</text:p>
      <text:p text:style-name="P14"/>
      <text:p text:style-name="P14">conda create -n myenv scipy</text:p>
      <text:p text:style-name="P14">OR:</text:p>
      <text:p text:style-name="P14"/>
      <text:p text:style-name="P14">conda create -n myenv python</text:p>
      <text:p text:style-name="P14">conda install -n myenv scipy</text:p>
      <text:p text:style-name="P14">To create an environment with a specific version of a package:</text:p>
      <text:p text:style-name="P14"/>
      <text:p text:style-name="P14">conda create -n myenv scipy=0.15.0</text:p>
      <text:p text:style-name="P14"><text:soft-page-break/>OR:</text:p>
      <text:p text:style-name="P14"/>
      <text:p text:style-name="P14">conda create -n myenv python</text:p>
      <text:p text:style-name="P14">conda install -n myenv scipy=0.15.0</text:p>
      <text:p text:style-name="P14">To create an environment with a specific version of Python and multiple packages:</text:p>
      <text:p text:style-name="P14"/>
      <text:p text:style-name="P14">conda create -n myenv python=3.4 scipy=0.15.0 astroid babel</text:p>
      <text:p text:style-name="P14">TIP: Install all the programs that you want in this environment at the same time. Installing 1 program at a time can lead to dependency conflicts.</text:p>
      <text:p text:style-name="P14"/>
      <text:p text:style-name="P14">To automatically install pip or another program every time a new environment is created, add the default programs to the create_default_packages section of your .condarc configuration file. The default packages are installed every time you create a new environment. If you do not want the default packages installed in a particular environment, use the --no-default-packages flag:</text:p>
      <text:p text:style-name="P14"/>
      <text:p text:style-name="P14">conda create --no-default-packages -n myenv python</text:p>
      <text:p text:style-name="P14">TIP: You can add much more to the conda create command. For details, run conda create –help.</text:p>
      <text:p text:style-name="P14"/>
      <text:p text:style-name="P14"/>
      <text:p text:style-name="P14">To export environment :</text:p>
      <text:p text:style-name="P14">conda &lt;env_name&gt; export &gt; environment.yml</text:p>
      <text:p text:style-name="P14"/>
      <text:p text:style-name="P14">then create an environment with this environment.yml</text:p>
      <text:p text:style-name="P14"/>
      <text:p text:style-name="P15">conda env create -f environment.yml</text:p>
      <text:p text:style-name="P15"/>
      <text:p text:style-name="P15"/>
      <text:p text:style-name="P15"/>
      <text:p text:style-name="P15">Saving environment variables</text:p>
      <text:p text:style-name="P15">Conda environments can include saved environment variables.</text:p>
      <text:p text:style-name="P15"/>
      <text:p text:style-name="P15">Suppose you want an environment “analytics” to store both a secret key needed to log in to a server and a path to a configuration file. The sections below explain how to write a script named env_vars </text:p>
      <text:p text:style-name="P15"/>
      <text:p text:style-name="P15"><text:a xlink:type="simple" xlink:href="https://conda.io/docs/user-guide/tasks/manage-environments.html#saving-environment-variables" text:style-name="Internet_20_link" text:visited-style-name="Visited_20_Internet_20_Link">https://conda.io/docs/user-guide/tasks/manage-environments.html#saving-environment-variables</text:a></text:p>
      <text:p text:style-name="P15"/>
      <text:p text:style-name="P15"/>
      <text:p text:style-name="P15"/>
      <text:p text:style-name="P15">Installing non-conda packages</text:p>
      <text:p text:style-name="P15">If a package is not available from conda or Anaconda.org, you may be able to find and install the package with another package manager like pip.</text:p>
      <text:p text:style-name="P15"/>
      <text:p text:style-name="P15">Pip packages do not have all the features of conda packages, and we recommend first trying to install any package with conda. If the package is unavailable through conda, try installing it with pip. The differences between pip and conda packages cause certain unavoidable limits in compatibility, but conda works hard to be as compatible with pip as possible.</text:p>
      <text:p text:style-name="P15"/>
      <text:p text:style-name="P15">NOTE: Both pip and conda are included in Anaconda and Miniconda, so you do not need to install them separately.</text:p>
      <text:p text:style-name="P15"/>
      <text:p text:style-name="P15">NOTE: Conda environments replace virtualenv, so there is no need to activate a virtualenv before using pip.</text:p>
      <text:p text:style-name="P15"><text:soft-page-break/></text:p>
      <text:p text:style-name="P15">It is possible to have pip installed outside a conda environment or inside a conda environment.</text:p>
      <text:p text:style-name="P15"/>
      <text:p text:style-name="P15">To gain the benefits of conda integration, be sure to install pip inside the currently active conda environment, and then install packages with that instance of pip. The command conda list shows packages installed this way, with a label showing that they were installed with pip.</text:p>
      <text:p text:style-name="P15"/>
      <text:p text:style-name="P15">You can install pip in the current conda environment with the command conda install pip, as discussed in Using pip in an environment.</text:p>
      <text:p text:style-name="P15"/>
      <text:p text:style-name="P15">If there are instances of pip installed both inside and outside the current conda environment, the instance of pip installed inside the current conda environment is used.</text:p>
      <text:p text:style-name="P15"/>
      <text:p text:style-name="P15">To install a non-conda package:</text:p>
      <text:p text:style-name="P15"/>
      <text:p text:style-name="P15">Activate the environment where you want to put the program:</text:p>
      <text:p text:style-name="P15"/>
      <text:p text:style-name="P15">On Windows, in your Anaconda Prompt, run activate myenv.</text:p>
      <text:p text:style-name="P15">On macOS and Linux,in your Terminal window, run source activate myenv.</text:p>
      <text:p text:style-name="P15">To use pip to install a program such as See, in your Terminal window or an Anaconda Prompt, run:</text:p>
      <text:p text:style-name="P15"/>
      <text:p text:style-name="P15">pip install see</text:p>
      <text:p text:style-name="P15">To verify the package was installed, in your Terminal window or an Anaconda Prompt, run:</text:p>
      <text:p text:style-name="P15"/>
      <text:p text:style-name="P15">conda list</text:p>
      <text:p text:style-name="P15">If the package is not shown, install pip as described in Using pip in an environment and try these commands again.</text:p>
      <text:p text:style-name="P15"/>
      <text:p text:style-name="P15"/>
      <text:p text:style-name="P15"/>
      <text:p text:style-name="P15"/>
      <text:p text:style-name="P15"/>
      <text:p text:style-name="P16">INSTALLER DJANGO AVEC ANACONDA :</text:p>
      <text:p text:style-name="P16"/>
      <text:p text:style-name="P16"><text:a xlink:type="simple" xlink:href="http://felipegalvao.com.br/blog/2017/01/03/creating-development-environments-and-installing-django-with-anaconda/" text:style-name="Internet_20_link" text:visited-style-name="Visited_20_Internet_20_Link">http://felipegalvao.com.br/blog/2017/01/03/creating-development-environments-and-installing-django-with-anaconda/</text:a></text:p>
      <text:p text:style-name="P16"/>
      <text:p text:style-name="P16">mais possible with conda au lieu de pip :</text:p>
      <text:p text:style-name="P16"/>
      <text:p text:style-name="P16">conda create --name django-env1 python=3.7.0</text:p>
      <text:p text:style-name="P16">source activate django-env1</text:p>
      <text:p text:style-name="P16"/>
      <text:p text:style-name="P16">rechercher la version désirée sur le site : <text:a xlink:type="simple" xlink:href="https://www.djangoproject.com/download/" text:style-name="Internet_20_link" text:visited-style-name="Visited_20_Internet_20_Link">https://www.djangoproject.com/download/</text:a></text:p>
      <text:p text:style-name="P16"/>
      <text:p text:style-name="P16">conda install -c anaconda django=2.1.1</text:p>
      <text:p text:style-name="P16"/>
      <text:p text:style-name="P16"/>
      <text:p text:style-name="P16">remarque : autres possibilités de package à installer (à voir) :</text:p>
      <text:p text:style-name="P16">djangorestframework</text:p>
      <text:p text:style-name="P16">markdown</text:p>
      <text:p text:style-name="P16">django-filter</text:p>
      <text:p text:style-name="P33"/>
      <text:p text:style-name="P19"><text:soft-page-break/>A REVOIR</text:p>
      <text:p text:style-name="P17">Configurer django avec postgresql :</text:p>
      <text:p text:style-name="P22"><text:a xlink:type="simple" xlink:href="https://docs.djangoproject.com/en/2.1/intro/tutorial02/" text:style-name="Internet_20_link" text:visited-style-name="Visited_20_Internet_20_Link">https://docs.djangoproject.com/en/2.1/intro/tutorial02/</text:a></text:p>
      <text:p text:style-name="P22"/>
      <text:p text:style-name="P17">If you’re using PostgreSQL, you’ll need the psycopg2 package</text:p>
      <text:p text:style-name="P17"/>
      <text:p text:style-name="P17">conda isntall psycopg2</text:p>
      <text:p text:style-name="P17"/>
      <text:p text:style-name="P17">If you plan to use Django’s manage.py migrate command to automatically create database tables for your models (after first installing Django and creating a project), you’ll need to ensure that Django has permission to create and alter tables in the database you’re using; if you plan to manually create the tables, you can simply grant Django SELECT, INSERT, UPDATE and DELETE permissions. After creating a database user with these permissions, you’ll specify the details in your project’s settings file, see DATABASES for details.</text:p>
      <text:p text:style-name="P17"/>
      <text:p text:style-name="P17">If you’re using Django’s testing framework to test database queries, Django will need permission to create a test database.</text:p>
      <text:p text:style-name="P17"/>
      <text:p text:style-name="P17">See : <text:a xlink:type="simple" xlink:href="https://docs.djangoproject.com/en/2.1/ref/databases/#postgresql-notes" text:style-name="Internet_20_link" text:visited-style-name="Visited_20_Internet_20_Link">https://docs.djangoproject.com/en/2.1/ref/databases/#postgresql-notes</text:a></text:p>
      <text:p text:style-name="P17"/>
      <text:p text:style-name="P18">you will find postgresql.conf in a sub directory of : /etc/postgresql/…</text:p>
      <text:p text:style-name="P18">and also pg_hba.conf</text:p>
      <text:p text:style-name="P34"/>
      <text:p text:style-name="P19"/>
      <text:p text:style-name="P19"/>
      <text:p text:style-name="P19">Vérifier l’installation de django : </text:p>
      <text:p text:style-name="P19">python -m django –version</text:p>
      <text:p text:style-name="P19"/>
      <text:p text:style-name="P19">ou </text:p>
      <text:p text:style-name="P19">python</text:p>
      <text:p text:style-name="P19">&gt;&gt;&gt; import django</text:p>
      <text:p text:style-name="P19">&gt;&gt;&gt; print(django.get_version())</text:p>
      <text:p text:style-name="P19">xxxxxx</text:p>
      <text:p text:style-name="P19">&gt;&gt;&gt; exit()</text:p>
      <text:p text:style-name="P35"/>
      <text:p text:style-name="P19"/>
      <text:p text:style-name="P19">Create a Django project : (avoid python or django or test in the name)</text:p>
      <text:p text:style-name="P19">django-admin startproject mysite</text:p>
      <text:p text:style-name="P19"/>
      <text:p text:style-name="P20">Lancer le serveur de développement :</text:p>
      <text:p text:style-name="P20">python manage.py runserver</text:p>
      <text:p text:style-name="P20"/>
      <text:p text:style-name="P20">spécifier un port : </text:p>
      <text:p text:style-name="P20">python manage.py runserver 5555</text:p>
      <text:p text:style-name="P20"/>
      <text:p text:style-name="P20">Rendre disponible son serveur sur tout le réseau :</text:p>
      <text:p text:style-name="P20">python manage.py runserver 0.0.0.0:8000</text:p>
      <text:p text:style-name="P20"/>
      <text:p text:style-name="P20">Dans settings.py : DEBUG = True pour mode développeur</text:p>
      <text:p text:style-name="P20"/>
      <text:p text:style-name="P20"/>
      <text:p text:style-name="P20">Dans settingspy, configuration pour PostgreSQL :</text:p>
      <text:p text:style-name="P20"><text:soft-page-break/>DATABASES = {</text:p>
      <text:p text:style-name="P20"><text:s text:c="4"/>'default': {</text:p>
      <text:p text:style-name="P20"><text:s text:c="8"/>'ENGINE': 'django.db.backends.postgresql',</text:p>
      <text:p text:style-name="P20"><text:s text:c="8"/>'NAME': 'mydatabase',</text:p>
      <text:p text:style-name="P20"><text:s text:c="8"/>'USER': 'mydatabaseuser',</text:p>
      <text:p text:style-name="P20"><text:s text:c="8"/>'PASSWORD': 'mypassword',</text:p>
      <text:p text:style-name="P20"><text:s text:c="8"/>'HOST': '127.0.0.1',</text:p>
      <text:p text:style-name="P20"><text:s text:c="8"/>'PORT': '5432',</text:p>
      <text:p text:style-name="P20"><text:s text:c="4"/>}</text:p>
      <text:p text:style-name="P20">}</text:p>
      <text:p text:style-name="P20"/>
      <text:p text:style-name="P20"/>
      <text:p text:style-name="P20"/>
      <text:p text:style-name="P36"/>
      <text:p text:style-name="P20"/>
      <text:p text:style-name="P20"/>
      <text:p text:style-name="P21">1) Créer une nouvelle application</text:p>
      <text:p text:style-name="P21">python manage.py startapp blog</text:p>
      <text:p text:style-name="P21"/>
      <text:p text:style-name="P21"/>
      <text:p text:style-name="P21">ajouter cette app au projet dans settings.py</text:p>
      <text:p text:style-name="P21">INSTALLED_APPS = [</text:p>
      <text:p text:style-name="P21">…</text:p>
      <text:p text:style-name="P21">‘blog’</text:p>
      <text:p text:style-name="P21">]</text:p>
      <text:p text:style-name="P21"><text:line-break/><text:line-break/></text:p>
      <text:p text:style-name="P32">Commandes python : </text:p>
      <text:p text:style-name="P23"/>
      <text:p text:style-name="P24">liste ou array : </text:p>
      <text:p text:style-name="P23">liste = [« a », « b », « c »]</text:p>
      <text:p text:style-name="P23">liste.append(4)</text:p>
      <text:p text:style-name="P23">supprimer un élément de la liste : del liste[0]</text:p>
      <text:p text:style-name="P23">liste.remove(«a »)</text:p>
      <text:p text:style-name="P23">liste.reverse</text:p>
      <text:p text:style-name="P23">compter le nb d’éléments : len(liste) </text:p>
      <text:p text:style-name="P23">compter le nombre d’occurrence d’une valeur dans une liste : liste.count(« a »)</text:p>
      <text:p text:style-name="P25">trouver l’index d’une valeur : liste.index(« a »)</text:p>
      <text:p text:style-name="P25">afficher le dernier élément : liste[-1]</text:p>
      <text:p text:style-name="P25">afficher les 4 derniers éléments : liste[-4:]</text:p>
      <text:p text:style-name="P25">afficher tous les éléments : liste[:]</text:p>
      <text:p text:style-name="P25">liste[2:4]</text:p>
      <text:p text:style-name="P25"/>
      <text:p text:style-name="P25">boucler sur une liste : </text:p>
      <text:p text:style-name="P25">liste = [« a », « d », « m »]</text:p>
      <text:p text:style-name="P25">for lettre in liste :</text:p>
      <text:p text:style-name="P25"><text:tab/>print<text:span text:style-name="T9">(</text:span>lettre<text:span text:style-name="T9">)</text:span></text:p>
      <text:p text:style-name="P25"/>
      <text:p text:style-name="P25">pour récupérer l’index : fonciton enumerate :</text:p>
      <text:p text:style-name="P25">for lettre in enumerate(liste) :</text:p>
      <text:p text:style-name="P25"><text:tab/>print<text:span text:style-name="T9">(</text:span>lettre<text:span text:style-name="T9">)</text:span></text:p>
      <text:p text:style-name="P25">…</text:p>
      <text:p text:style-name="P25">(0, 'a')</text:p>
      <text:p text:style-name="P25">(1, 'd')</text:p>
      <text:p text:style-name="P25">(2, 'm')</text:p>
      <text:p text:style-name="P25"/>
      <text:p text:style-name="P25">Attention pour copier une liste : </text:p>
      <text:p text:style-name="P25">x = [1,2,3] </text:p>
      <text:p text:style-name="P25">x = y</text:p>
      <text:p text:style-name="P25">si on modifie y on modifie x</text:p>
      <text:p text:style-name="P25">il faut écrire y = x[:] pour que les 2 listes osient indépentantes</text:p>
      <text:p text:style-name="P25"><text:s text:c="2"/>Pour des données plus complexes, vous pouvez utiliser la fonction deepcopy du module copy</text:p>
      <text:p text:style-name="P25">&gt;&gt;&gt; import copy</text:p>
      <text:p text:style-name="P25">&gt;&gt;&gt; x = [[1,2], 2]</text:p>
      <text:p text:style-name="P25">&gt;&gt;&gt; y = copy.deepcopy(x)</text:p>
      <text:p text:style-name="P25">&gt;&gt;&gt; y[1] = [1,2,3]</text:p>
      <text:p text:style-name="P25">&gt;&gt;&gt; x</text:p>
      <text:p text:style-name="P25">[[1, 2], 2]</text:p>
      <text:p text:style-name="P25">&gt;&gt;&gt; y</text:p>
      <text:p text:style-name="P25">[[1, 2], [1, 2, 3]]</text:p>
      <text:p text:style-name="P25"/>
      <text:p text:style-name="P25">Transformer une string en liste :</text:p>
      <text:p text:style-name="P25">texte = « bla:blo:bli »</text:p>
      <text:p text:style-name="P25">texte.split(« : »)</text:p>
      <text:p text:style-name="P25">Transformer une liste en string : </text:p>
      <text:p text:style-name="P25">liste = [« Olivier », « Engel », « strasb »]</text:p>
      <text:p text:style-name="P25">« : ».join(liste)</text:p>
      <text:p text:style-name="P25"/>
      <text:p text:style-name="P25">Vérifier présence d’un item dans la liste : 3 in liste <text:s text:c="4"/>=&gt; <text:s/>true</text:p>
      <text:p text:style-name="P25"><text:soft-page-break/>Générer une liste : range(10)</text:p>
      <text:p text:style-name="P26">Agrandir une liste ave cune autre liste : x.extend(y) ou x + y</text:p>
      <text:p text:style-name="P26">Afficher les 2 premiers éléments d’une liste : liste[:2]</text:p>
      <text:p text:style-name="P26">Multipler une liste : x*5</text:p>
      <text:p text:style-name="P26"/>
      <text:p text:style-name="P27">Tuples python : </text:p>
      <text:p text:style-name="P27">tuple = liste qui ne peut pas être modifiée ou sortes de constantes qui ne vont pas changer</text:p>
      <text:p text:style-name="P27">créer un tuple : <text:s text:c="2"/>mon_tuple = () <text:s/>ou mon_tuple = (1, « ok », « tom »)</text:p>
      <text:p text:style-name="P27">parenthèses non obligatoires : mon_tuple = 1, 2, 3</text:p>
      <text:p text:style-name="P27">pour créer un tuple avec 1 seul élément : mon_tuple = (« un »,) <text:s/># il faut une virgule</text:p>
      <text:p text:style-name="P27">un tuple sert à une affectation multiple : <text:s text:c="5"/>v1, v2 = 11, 22</text:p>
      <text:p text:style-name="P27">ou à renvoyer plusieurs valeurs lors d’un appel d’une fonction : </text:p>
      <text:p text:style-name="P27">def blabla() :</text:p>
      <text:p text:style-name="P27"><text:tab/>return « tom », « pouce »</text:p>
      <text:p text:style-name="P27"/>
      <text:p text:style-name="P28">Dictionnaires python : {}</text:p>
      <text:p text:style-name="P28">clés/valeurs : <text:s text:c="2"/>a = {‘name ‘ : ‘Foli’, ‘prenom’ : ‘tom’}</text:p>
      <text:p text:style-name="P28">Récupérer une valeur : a.get(‘name’) <text:s/>ou a[‘name’]</text:p>
      <text:p text:style-name="P28">Vérifier présence clé : a.has_key(‘nom’)</text:p>
      <text:p text:style-name="P28">supprimer une entrée : del a[‘name’]</text:p>
      <text:p text:style-name="P28">Boucler : </text:p>
      <text:p text:style-name="P28">for key in a.keys():</text:p>
      <text:p text:style-name="P28"><text:tab/>print(key)</text:p>
      <text:p text:style-name="P28">for value in a.values():</text:p>
      <text:p text:style-name="P28"><text:tab/>print(value)</text:p>
      <text:p text:style-name="P29">for key, value in a.items():</text:p>
      <text:p text:style-name="P29"><text:tab/>print(key, value)</text:p>
      <text:p text:style-name="P29"/>
      <text:p text:style-name="P30">Combiner tuples et dictionnaires : <text:span text:style-name="T10">tuples utilisés comme clé !</text:span></text:p>
      <text:p text:style-name="P30">b = {}</text:p>
      <text:p text:style-name="P30">b[(3,2)]=12</text:p>
      <text:p text:style-name="P30">b[(4,5)]=13</text:p>
      <text:p text:style-name="P30">b</text:p>
      <text:p text:style-name="P30">{(4,5): 13, (3, 2) : 12}</text:p>
      <text:p text:style-name="P30"/>
      <text:p text:style-name="P31">Pour créer une copie indépendante d’un dictionnaire : </text:p>
      <text:p text:style-name="P31">d = {« k1 » : « v1 », « k2 » : « v2 »}</text:p>
      <text:p text:style-name="P31">e = d.copy()</text:p>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Andale Mono WT', 'Andale Mono', 'Lucida Console', 'Lucida Sans Typewriter', 'DejaVu Sans Mono', 'Bitstream Vera Sans Mono', 'Liberation Mono', 'Nimbus Mono L', Monaco, 'Courier New', Courier, monospace"/>
    <style:font-face style:name="Consolas1" svg:font-family="Consolas, Monaco, 'Andale Mono', 'Ubuntu Mono', monospace"/>
    <style:font-face style:name="Lato" svg:font-family="Lato, proxima-nova, 'Helvetica Neue', Arial, sans-serif"/>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7:18:57.720155672</meta:creation-date>
    <dc:date>2018-09-19T19:48:52.085916177</dc:date>
    <meta:editing-duration>PT22H41M6S</meta:editing-duration>
    <meta:editing-cycles>12</meta:editing-cycles>
    <meta:generator>LibreOffice/5.1.6.2$Linux_X86_64 LibreOffice_project/10m0$Build-2</meta:generator>
    <meta:document-statistic meta:table-count="0" meta:image-count="0" meta:object-count="0" meta:page-count="11" meta:paragraph-count="307" meta:word-count="2295" meta:character-count="15056" meta:non-whitespace-character-count="12954"/>
  </office:meta>
</office:document-meta>
</file>